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4.413cm"/>
    </style:style>
    <style:style style:name="co5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9.0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Abdullah, Yom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zpno/bcevmmbiAcjprvbou/voj.ifjefmcfsh/ef');" xlink:type="simple">yomn.abdullah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Ackermann, Dr. Christia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443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isjtujbo/bdlfsnbooAcjprvbou/voj.ifjefmcfsh/ef');" xlink:type="simple">christian.ackerman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Aguirre Chan, Noemi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Opfnj/Bhvjssf.DiboAcjprvbou/voj.ifjefmcfsh/ef');" xlink:type="simple">Noemi.Aguirre-Cha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Ahlmann-Eltze, Constanti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potuboujo/bimnbooAfncm/ef');" xlink:type="simple">constantin.ahlmann(at)embl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Ahmed, Azaz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32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aba/binfeAcjprvbou/voj.ifjefmcfsh/ef');" xlink:type="simple">azaz.ahmed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Aleksandrov, Atanas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ubobt/BmfltboespwAcjprvbou/voj.ifjefmcfsh/ef');" xlink:type="simple">Atanas.Aleksandrov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Anders, Prof. Dr. Simo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8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jnpo/boefstAcjprvbou/voj.ifjefmcfsh/ef');" xlink:type="simple">simon.ander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Apic, Dr. Gordan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56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hpsebob/bqjdAcjprvbou/voj.ifjefmcfsh/ef');" xlink:type="simple">gordana.apic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Aprupe, Lilij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77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mjmjkb/bqsvqfAcjprvbou/voj.ifjefmcfsh/ef');" xlink:type="simple">lilija.aprupe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ach, Margund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1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bshvoe/cbdiAcjprvbou/voj.ifjefmcfsh/ef');" xlink:type="simple">margund.bach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ageritz, Josephine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ptfqijof/cbhfsjuaAcjprvbou/voj.ifjefmcfsh/ef');" xlink:type="simple">josephine.bageritz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ahuguna, Shivohum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ijwpivn/CbivhvobAcjprvbou/voj.ifjefmcfsh/ef');" xlink:type="simple">Shivohum.Bahuguna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ald, Lotte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mpuuf/cbmeAcjprvbou/voj.ifjefmcfsh/ef');" xlink:type="simple">lotte.bald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alz, Alexander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67 URZ: 20234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mfyboefs/cbmaAcjprvbou/voj.ifjefmcfsh/ef');" xlink:type="simple">alexander.balz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artels, Liam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455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mjbn/cbsufmtAcjprvbou/voj.ifjefmcfsh/ef');" xlink:type="simple">liam.bartel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auer, Katharin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57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lbuibsjob/cbvfsAcjprvbou/voj.ifjefmcfsh/ef');" xlink:type="simple">katharina.bau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auer, Johann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piboob/cbvfsAtuve/voj.ifjefmcfsh/ef');" xlink:type="simple">johanna.bauer(at)stud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aumgartl, Conradi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88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posbejo/cbvnhbsumAcjprvbou/voj.ifjefmcfsh/ef');" xlink:type="simple">conradin.baumgartl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ayraktar, Eg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53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Fhf/cbzsblubsAcjprvbou/voj.ifjefmcfsh/ef');" xlink:type="simple">Ege.bayrakta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ebon, Rick</text:p>
          </table:table-cell>
          <table:table-cell table:style-name="ce1" office:value-type="string" calcext:value-type="string">
            <text:p>&lt;/td&gt;&lt;td&gt;</text:p>
          </table:table-cell>
          <table:table-cell table:style-name="ce3"/>
          <table:table-cell table:style-name="ce3" office:value-type="string" calcext:value-type="string">
            <text:p>&lt;/td&gt;&lt;td&gt;</text:p>
          </table:table-cell>
          <table:table-cell table:style-name="ce3"/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ecker, Dr. May-Britt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03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bz.csjuu/cfdlfsAcjprvbou/voj.ifjefmcfsh/ef');" xlink:type="simple">may-britt.beck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eelmann, Ev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65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fwb/cffmnbooAcjprvbou/voj.ifjefmcfsh/ef');" xlink:type="simple">eva.beelman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eil, Nin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93 / 51256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ojob/cfjmAcjprvbou/voj.ifjefmcfsh/ef');" xlink:type="simple">nina.beil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eilharz, Monik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15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pojlb/cfjmibsaAcjprvbou/voj.ifjefmcfsh/ef');" xlink:type="simple">monika.beilharz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eisel, Pascal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qbtdbm/cfjtfmAcjprvbou/voj.ifjefmcfsh/ef');" xlink:type="simple">pascal.beisel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ell, Simone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jnpof/cfmmAfncm/ef');" xlink:type="simple">simone.bell(at)embl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eneke, Jürge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93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vfshfo/cfoflfAcjprvbou/voj.ifjefmcfsh/ef');" xlink:type="simple">juergen.beneke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eretta, Dr. Carlo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9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bsmp/cfsfuubAcjprvbou/voj.ifjefmcfsh/ef');" xlink:type="simple">carlo.beretta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ergmann, Dr. Frank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77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gsbol/cfshnbooAcjprvbou/voj.ifjefmcfsh/ef');" xlink:type="simple">frank.bergman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erthel, Ann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36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oob/cfsuifmAcjprvbou/voj.ifjefmcfsh/ef');" xlink:type="simple">anna.berthel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eyermann, Jens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fot/cfzfsnbooACJPRVBOU/VOJ.IFJEFMCFSH/EF');" xlink:type="simple">jens.beyerman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illau, Franzisk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gsboajtlb/cjmmbvAcjprvbou/voj.ifjefmcfsh/ef');" xlink:type="simple">franziska.billau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inder, Patrick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81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qbusjdl/cjoefsAcjprvbou/voj.ifjefmcfsh/ef');" xlink:type="simple">patrick.bind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ischofs-Pfeifer, Dr. Ilk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65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jmlb/cjtdipgtAcjprvbou/voj.ifjefmcfsh/ef');" xlink:type="simple">ilka.bischof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lass, Claudi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mbvejb/cmbttAcjprvbou/voj.ifjefmcfsh/ef');" xlink:type="simple">claudia.blas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lumberg, Johannes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52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pibooft/cmvncfshAcjprvbou/voj.ifjefmcfsh/ef');" xlink:type="simple">johannes.blumberg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onefas, Sandr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boesb/cpofgbtAcjprvbou/voj.ifjefmcfsh/ef');" xlink:type="simple">sandra.bonefa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oonekamp, Kim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81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ljn/cppoflbnqAcjprvbou/voj.ifjefmcfsh/ef');" xlink:type="simple">kim.boonekamp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outros, Michael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jdibfm/cpvusptACjprvbou/voj.ifjefmcfsh/ef');" xlink:type="simple">michael.boutro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ovelett, Miriam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08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jsjbn/cpwfmfuuAcjprvbou/voj.ifjefmcfsh/ef');" xlink:type="simple">miriam.bovelett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oys, Charlotte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ibsmpuuf/cpztAcjprvbou/voj.ifjefmcfsh/ef');" xlink:type="simple">charlotte.boy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radic, Fabian</text:p>
          </table:table-cell>
          <table:table-cell table:style-name="ce1" office:value-type="string" calcext:value-type="string">
            <text:p>&lt;/td&gt;&lt;td&gt;</text:p>
          </table:table-cell>
          <table:table-cell table:style-name="ce3"/>
          <table:table-cell table:style-name="ce3" office:value-type="string" calcext:value-type="string">
            <text:p>&lt;/td&gt;&lt;td&gt;</text:p>
          </table:table-cell>
          <table:table-cell table:style-name="ce3"/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rauburger, Simo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jnpo/csbvcvshfsAcjprvbou/voj.ifjefmcfsh/ef');" xlink:type="simple">simon.brauburg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raun, Deli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72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efmjb/csbvoAcjprvbou/voj.ifjefmcfsh/ef');" xlink:type="simple">delia.brau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rors, Benedikt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423614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cfofejlu/cspstAcjprvbou/voj.ifjefmcfsh/ef');" xlink:type="simple">benedikt.bror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rowne, Daniel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442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ebojfm/cspxofAcjprvbou/voj.ifjefmcfsh/ef');" xlink:type="simple">daniel.browne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ui, Duc Thie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uijfo/cvjAcjprvbou/voj.ifjefmcfsh/ef');" xlink:type="simple">thien.bui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Bulkescher, Rube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93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svcfo/cvmlftdifsAcjprvbou/voj.ifjefmcfsh/ef');" xlink:type="simple">ruben.bulkesch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Celikay, Kerem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97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lfsfn/dfmjlbzAcjprvbou/voj.ifjefmcfsh/ef');" xlink:type="simple">kerem.celikay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Charoentong, Dr. Pornpimol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32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qpsoqjnpm/dibspfoupohAcjprvbou/voj.ifjefmcfsh/ef');" xlink:type="simple">pornpimol.charoentong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Chatzimpinou, Anthoul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2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ouipvmb/dibuajnqjopvAdpt/voj.ifjefmcfsh/ef');" xlink:type="simple">anthoula.chatzimpinou(at)cos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Chazotte, Margot</text:p>
          </table:table-cell>
          <table:table-cell table:style-name="ce1" office:value-type="string" calcext:value-type="string">
            <text:p>&lt;/td&gt;&lt;td&gt;</text:p>
          </table:table-cell>
          <table:table-cell table:style-name="ce3"/>
          <table:table-cell table:style-name="ce3" office:value-type="string" calcext:value-type="string">
            <text:p>&lt;/td&gt;&lt;td&gt;</text:p>
          </table:table-cell>
          <table:table-cell table:style-name="ce3"/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Chlanda, Petr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31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qfus/dimboebAcjprvbou/voj.ifjefmcfsh/ef');" xlink:type="simple">petr.chlanda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Chojowski, Robert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53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spcfsu/dipkpxtljAcjprvbou/voj.ifjefmcfsh/ef');" xlink:type="simple">robert.chojowski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Chung, Mu-E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ivoh/nv.foAcjprvbou/voj.ifjefmcfsh/ef');" xlink:type="simple">chung.mu-e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Civitoglu, Bengi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cfohj/djwjuphmvAcjprvbou/voj.ifjefmcfsh/ef');" xlink:type="simple">bengi.civitoglu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Cui, Qinn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67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rjoob/dvjAcjprvbou/voj.ifjefmcfsh/ef');" xlink:type="simple">qinna.cui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Curticean, Ernest Ronald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44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fsoftu/dvsujdfboAcjprvbou/voj.ifjefmcfsh/ef');" xlink:type="simple">ernest.curticea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Daas, Johann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53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piboob/ebbtAcjprvbou/voj.ifjefmcfsh/ef');" xlink:type="simple">johanna.daa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Dampc, Adam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ebn/ebnqdAcjprvbou/voj.ifjefmcfsh/ef');" xlink:type="simple">adam.dampc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Di Ponzio, Chiar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08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ijbsb/ejqpoajpAcjprvbou/voj.ifjefmcfsh/ef');" xlink:type="simple">chiara.diponzio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Dodenhöft, Moritz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psjua/epefoipfguAcjprvbou/voj.ifjefmcfsh/ef');" xlink:type="simple">moritz.dodenhoeft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Doncevic, Dari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ebsjb/epodfwjdAcjprvbou/voj.ifjefmcfsh/ef');" xlink:type="simple">daria.doncevic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Dörflinger, Yvette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zwfuuf/epfsgmjohfsAcjprvbou/voj.ifjefmcfsh/ef');" xlink:type="simple">yvette.doerfling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Dross, Dr. Nicolas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9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ojdpmbt/espttAcjprvbou/voj.ifjefmcfsh/ef');" xlink:type="simple">nicolas.dros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Drozdowski, Oliver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54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pmjwfs/espaepxtljAcjprvbou/voj.ifjefmcfsh/ef');" xlink:type="simple">oliver.drozdowski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Dugourd, Aurelie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27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vsfmjfo/evhpvseAcjprvbou/voj.ifjefmcfsh/ef');" xlink:type="simple">aurelien.dugourd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Duhme, Dr. Nan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7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obob/evinfAcjprvbou/voj.ifjefmcfsh/ef');" xlink:type="simple">nana.duhme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Eck, Simo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05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jnpo/FdlAcjprvbou/voj.ifjefmcfsh/ef');" xlink:type="simple">Simon.Eck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Ehjeij, Daniel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ebojfm/fikfjkAcjprvbou/voj.ifjefmcfsh/ef');" xlink:type="simple">daniel.ehjeij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Eils, Prof. Dr. Roland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9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spmboe/fjmtAcjprvbou/voj.ifjefmcfsh/ef');" xlink:type="simple">roland.eil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Eils, Jürge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42-2724 (DKFZ) 51304 (BQ)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vfshfo/fjmtAcjprvbou/voj.ifjefmcfsh/ef');" xlink:type="simple">juergen.eil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Eilzondo, Carolin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1-364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bspmjob/fmjapoepAcjprvbou/voj.ifjefmcfsh/ef');" xlink:type="simple">carolina.elizondo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Eisendick, Ut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61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vuf/fjtfoejdlAcjprvbou/voj.ifjefmcfsh/ef');" xlink:type="simple">ute.eisendick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Engel, Dr. Ulrik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652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vmsjlf/fohfmAcjprvbou/voj.ifjefmcfsh/ef');" xlink:type="simple">ulrike.engel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Erfle, Dr. Holger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73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ipmhfs/fsgmfAcjprvbou/voj.ifjefmcfsh/ef');" xlink:type="simple">holger.erfle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Ern, Joachim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01609695001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pbdijn/fsoAcjprvbou/voj.ifjefmcfsh/ef');" xlink:type="simple">joachim.er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Ernst, Leonard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64 und 51366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mfpobse/fsotuAcjprvbou/voj.ifjefmcfsh/ef');" xlink:type="simple">leonard.ernst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Eurich, Ros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3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sptb/fvsjdiAcjprvbou/voj.ifjefmcfsh/ef');" xlink:type="simple">rosa.eurich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Faberman, Jocely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7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pdfmzo/gbcfsnboAcjprvbou/voj.ifjefmcfsh/ef');" xlink:type="simple">jocelyn.faberma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Fabry, Gabriel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0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hbcsjfmf/gbcszAcjprvbou/voj.ifjefmcfsh/ef');" xlink:type="simple">gabriele.fabry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Faipo, Iren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51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jsfof/gbjqpAcjprvbou/voj.ifjefmcfsh/ef');" xlink:type="simple">irene.faipo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Fallegger, Robi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spcjo/gbmmfhhfsAcjprvbou/voj.ifjefmcfsh/ef');" xlink:type="simple">robin.fallegg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Ferber, Dyk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4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ezlf/gfscfsAcjprvbou/voj.ifjefmcfsh/ef');" xlink:type="simple">dyke.ferb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Fest, Jeromi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01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fspnjo/gftuAcjprvbou/voj.ifjefmcfsh/ef');" xlink:type="simple">jeromin.fest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Fischer, Nico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ojdp/gjtdifsAcjprvbou/voj.ifjefmcfsh/ef');" xlink:type="simple">nico.fisch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Fleming, Sabin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51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bcjof/gmfnjohAcjprvbou/voj.ifjefmcfsh/ef');" xlink:type="simple">sabine.fleming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Frank, Lukas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74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mvlbt/gsbolAcjprvbou/voj.ifjefmcfsh/ef');" xlink:type="simple">lukas.frank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Fridljand, Daniel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ebojfm/gsjemkboeAcjprvbou/voj.ifjefmcfsh/ef');" xlink:type="simple">daniel.fridljand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Fritz, Alin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mjob/gsjuaAcjprvbou/voj.ifjefmcfsh/ef');" xlink:type="simple">alina.fritz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Fujita-Becker, Dr. Setsuko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46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futvlp/gvkjub.cfdlfsAcjprvbou/voj.ifjefmcfsh/ef');" xlink:type="simple">setsuko.fujita-beck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Gabor, Attil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12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uujmb/hbcpsAcjprvbou/voj.ifjefmcfsh/ef');" xlink:type="simple">attila.gabo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Gao, Qi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05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rj/hbpAcjprvbou/voj.ifjefmcfsh/ef');" xlink:type="simple">qi.gao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Garrido Rodriguez, Marti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bsujo/hbssjepAcjprvbou/voj.ifjefmcfsh/ef');" xlink:type="simple">Martin.garrido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Geci, Rene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sfof/hfdjAcjprvbou/voj.ifjefmcfsh/ef');" xlink:type="simple">rene.geci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Gerlinger, Annett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15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oofuuf/hfsmjohfsAcjprvbou/voj.ifjefmcfsh/ef');" xlink:type="simple">annette.gerling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Gerstmann, Emm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fnnb/hfstunbooAcjprvbou/voj.ifjefmcfsh/ef');" xlink:type="simple">emma.gerstman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Ghanem, Ali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4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mj/hibofnAcjprvbou/voj.ifjefmcfsh/ef');" xlink:type="simple">ali.ghanem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Giese, Laur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22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mbvsb/hjftfAcjprvbou/voj.ifjefmcfsh/ef');" xlink:type="simple">laura.giese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Gladilin, Dr. Evgeny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9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fwhfoz/hmbejmjoAcjprvbou/voj.ifjefmcfsh/ef');" xlink:type="simple">evgeny.gladili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God, Maris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57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bsjtb/hpeAcjprvbou/voj.ifjefmcfsh/ef');" xlink:type="simple">marisa.god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Golani, Gone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hpofo/hpmbojAcjprvbou/voj.ifjefmcfsh/ef');" xlink:type="simple">gonen.golani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Gomez Melo, Santiago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53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boujbhp/hpnfa.nfmpAcjprvbou/voj.ifjefmcfsh/ef');" xlink:type="simple">santiago.gomez-melo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Gonzalez, Juan Carlos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6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vbo.dbsmpt/hpoabmfaAcjprvbou/voj.ifjefmcfsh/ef');" xlink:type="simple">juan-carlos.gonzalez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Grabe, Prof. Dr. Niels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48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ojfmt/hsbcfAcjprvbou/voj.ifjefmcfsh/ef');" xlink:type="simple">niels.grabe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Graffy, Christian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70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isjtujbof/hsbggzAcjprvbou/voj.ifjefmcfsh/ef');" xlink:type="simple">christiane.graffy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Grauling-Halama, Silk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12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jmlf/hsbvmjoh.ibmbnbAcjprvbou/voj.ifjefmcfsh/ef');" xlink:type="simple">silke.grauling-halama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Graw, Dr. Frederik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0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gsfefsjl/hsbxAcjprvbou/voj.ifjefmcfsh/ef');" xlink:type="simple">frederik.graw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Grewe, Justi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53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vtujo/hsfxfAcjprvbou/voj.ifjefmcfsh/ef');" xlink:type="simple">justin.grewe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Grigaitis, Pranas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qsbobt/hsjhbjujtAcjprvbou/voj.ifjefmcfsh/ef');" xlink:type="simple">pranas.grigaiti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Grimm, Prof. Dr. Dirk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31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ejsl/hsjnnAcjprvbou/voj.ifjefmcfsh/ef');" xlink:type="simple">dirk.grimm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Grosseholz, Ruth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76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svui/hspttfipmaAcjprvbou/voj.ifjefmcfsh/ef');" xlink:type="simple">ruth.grosseholz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Gunkel, Dr. Manuel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1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bovfm/hvolfmAcjprvbou/voj.ifjefmcfsh/ef');" xlink:type="simple">manuel.gunkel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aase, Marik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bsjlb/ibbtfAcjprvbou/voj.ifjefmcfsh/ef');" xlink:type="simple">marika.haase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alama, Dr. Niels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5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ojfmt/ibmbnbAcjprvbou/voj.ifjefmcfsh/ef');" xlink:type="simple">niels.halama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ampel, Dr. Mareik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4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bsfjlf/ibnqfmAcjprvbou/voj.ifjefmcfsh/ef');" xlink:type="simple">mareike.hampel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ardeland, Ulrike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vmsjlf/ibsefmboeAcjprvbou/voj.ifjefmcfsh/ef');" xlink:type="simple">ulrike.hardeland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awkins, Joh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pio/ibxljotAcjprvbou/voj.ifjefmcfsh/ef');" xlink:type="simple">john.hawkin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eigwer, Floria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1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gmpsjbo/ifjhxfsAcjprvbou/voj.ifjefmcfsh/ef');" xlink:type="simple">florian.heigw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eilemann, Dr. Mik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2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jlf/ifjmfnbooAcjprvbou/voj.ifjefmcfsh/ef');" xlink:type="simple">mike.heileman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elmboldt, Alexander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mfyboefs/ifmncpmeuAfncm/ef');" xlink:type="simple">alexander.helmboldt(at)embl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eming, Simo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jnpo/ifnjohAcjprvbou/voj.ifjefmcfsh/ef');" xlink:type="simple">simon.heming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erbst, Timothy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53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ujnpuiz/ifsctuAcjprvbou/voj.ifjefmcfsh/ef');" xlink:type="simple">timothy.herbst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errmann, Dr. Carl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4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bsm/ifssnbooAcjprvbou/voj.ifjefmcfsh/ef');" xlink:type="simple">carl.herrman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ess, Yvonn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68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zwpoof/ifttAcjprvbou/voj.ifjefmcfsh/ef');" xlink:type="simple">yvonne.hes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euser, Anke-Mareil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63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olf.nbsfjm/ifvtfsAcjprvbou/voj.ifjefmcfsh/ef');" xlink:type="simple">anke-mareil.heus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ildebrand, Heinz-Georg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Ifjoa.Hfpsh/IjmefcsboeAcjprvbou/voj.ifjefmcfsh/ef');" xlink:type="simple">Heinz-Georg.Hildebrand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oegner, Marik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bsjlb/ipfhofsAcjprvbou/voj.ifjefmcfsh/ef');" xlink:type="simple">Marika.hoegn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ofhaus, Dr. Goetz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47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hpfua/ipgibvtAcjprvbou/voj.ifjefmcfsh/ef');" xlink:type="simple">goetz.hofhau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öflich, Alici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3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mjdjb/ipfgmjdiAcjprvbou/voj.ifjefmcfsh/ef');" xlink:type="simple">alicia.hoeflich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ofmann, Darko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01609695001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ebslp/ipgnbooAcjprvbou/voj.ifjefmcfsh/ef');" xlink:type="simple">darko.hofman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ollenbach, Cathri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91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buisjo/ipmmfocbdiAcjprvbou/voj.ifjefmcfsh/ef');" xlink:type="simple">cathrin.hollenbach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olzem, Michael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jdibfmb/ipmafnAcjprvbou/voj.ifjefmcfsh/ef');" xlink:type="simple">michaela.holzem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olzheu, Pascal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76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qbtdbm/ipmaifvAcjprvbou/voj.ifjefmcfsh/ef');" xlink:type="simple">pascal.holzheu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olzwarth, Veren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46406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wfsfob/ipmaxbsuiAcjprvbou/voj.ifjefmcfsh/ef');" xlink:type="simple">verena.holzwarth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orsch, Julian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85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vmjbof/ipstdiAcjprvbou/voj.ifjefmcfsh/ef');" xlink:type="simple">juliane.horsch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u, Wangju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iv/xbohkvoAcjprvbou/voj.ifjefmcfsh/ef');" xlink:type="simple">hu.wangju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uang, Liyu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4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mjzv/ivbohACJPRVBOU/VOJ.IFJEFMCFSH/EF');" xlink:type="simple">liyu.huang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Hübner, Dr. Katri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04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lbusjo/ivfcofsAcjprvbou/voj.ifjefmcfsh/ef');" xlink:type="simple">katrin.huebn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Ian Dirk, Fichtner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jbo.ejsl/gjdiuofsAcjprvbou/voj.ifjefmcfsh/ef');" xlink:type="simple">ian-dirk.fichtn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Ibberson, David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59, 5136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ebwje/jccfstpoAcjprvbou/voj.ifjefmcfsh/ef');" xlink:type="simple">david.ibberso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Ingenbrand, Tim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ujn/johfocsboeAcjprvbou/voj.ifjefmcfsh/ef');" xlink:type="simple">tim.ingenbrand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Ivanova, Olg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pmhb/jwbopwbAcjprvbou/voj.ifjefmcfsh/ef');" xlink:type="simple">olga.ivanova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Jabin, Arf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sgb/KbcjoAcjprvbou/voj.ifjefmcfsh/ef');" xlink:type="simple">Arfa.Jabi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Jaeger-Schmidt, Christin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42 3615 5124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isjtujob/tdinjeuAcjprvbou/voj.ifjefmcfsh/ef');" xlink:type="simple">christina.schmidt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Jaiswal, Asth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05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tuib/kbjtxbmAcjprvbou/voj.ifjefmcfsh/ef');" xlink:type="simple">astha.jaiswal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Jakob, Lal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07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mbmf/kblpcAcjprvbou/voj.ifjefmcfsh/ef');" xlink:type="simple">lale.jakob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Juciute, Egl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58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fhmf/kvdjvufAcjprvbou/voj.ifjefmcfsh/ef');" xlink:type="simple">egle.juciute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aldowski, Lis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7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mjtb/lbmepxtljAcjprvbou/voj.ifjefmcfsh/ef');" xlink:type="simple">lisa.kaldowski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allenberger, Stefa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08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ufgbo/lbmmfocfshfsAcjprvbou/voj.ifjefmcfsh/ef');" xlink:type="simple">stefan.kallenberg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ammerer, Joche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49 und 19812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pdifo/lbnnfsfsAcjprvbou/voj.ifjefmcfsh/ef');" xlink:type="simple">jochen.kammer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appings, Klaus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6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lmbvt/lbqqjohtAcjprvbou/voj.ifjefmcfsh/ef');" xlink:type="simple">klaus.kapping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artal, Ece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fdf/lbsubmAcjprvbou/voj.ifjefmcfsh/ef');" xlink:type="simple">ece.kartal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ather, Jakob Nikolas</text:p>
          </table:table-cell>
          <table:table-cell table:style-name="ce1" office:value-type="string" calcext:value-type="string">
            <text:p>&lt;/td&gt;&lt;td&gt;</text:p>
          </table:table-cell>
          <table:table-cell table:style-name="ce3"/>
          <table:table-cell table:style-name="ce3" office:value-type="string" calcext:value-type="string">
            <text:p>&lt;/td&gt;&lt;td&gt;</text:p>
          </table:table-cell>
          <table:table-cell table:style-name="ce3"/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eil, Andreas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oesfbt/lfjmAcjprvbou/voj.ifjefmcfsh/ef');" xlink:type="simple">andreas.keil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epper, Dr. Frank Nikolaus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0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ojdl/lfqqfsAcjprvbou/voj.ifjefmcfsh/ef');" xlink:type="simple">nick.kepp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hamchuai, Pakpoom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05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qblqppn/libndivbjAcjprvbou/voj.ifjefmcfsh/ef');" xlink:type="simple">pakpoom.khamchuai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harkar, Shalmalee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ibmnbmff/libslbsAcjprvbou/voj.ifjefmcfsh/ef');" xlink:type="simple">Shalmalee.kharka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ilian, Max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65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by/ljmjboAcjprvbou/voj.ifjefmcfsh/ef');" xlink:type="simple">max.kilia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im, Hyoji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11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izpkjo/ljnAcjprvbou/voj.ifjefmcfsh/ef');" xlink:type="simple">hyojin.kim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lein, Steffe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33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ufggfo/lmfjoAcjprvbou/voj.ifjefmcfsh/ef');" xlink:type="simple">steffen.klei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ling, Andreas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oesfbt/lmjohAcjprvbou/voj.ifjefmcfsh/ef');" xlink:type="simple">andreas.kling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lingmüller, PD Dr. Ursul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42-4481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mailto:" xlink:type="simple"> 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notz, Carolin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72 + 51374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bspmjof/lopuaAcjprvbou/voj.ifjefmcfsh/ef');" xlink:type="simple">caroline.knotz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oay, Teng-Wei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Ufoh.Xfj/lpbzAcjprvbou/voj.ifjefmcfsh/ef');" xlink:type="simple">Teng-Wei.koay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oeleman, Emm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74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Fnnb/lpfmfnboAcjprvbou/voj.ifjefmcfsh/ef');" xlink:type="simple">Emma.koelema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oenig, Ev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fwb/cvotfAcjprvbou/voj.ifjefmcfsh/ef');" xlink:type="simple">eva.bunse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ohler, Severi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46 51296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fwfsjo/lpimfsAcjprvbou/voj.ifjefmcfsh/ef');" xlink:type="simple">severin.kohl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oß, Ja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bo/lpttAcjprvbou/voj.ifjefmcfsh/ef');" xlink:type="simple">jan.kos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oss, Thomas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1-304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uipnbt/lpttAcjprvbou/voj.ifjefmcfsh/ef');" xlink:type="simple">thomas.kos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ostrykin, Leonid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05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mfpoje/lptuszljoAcjprvbou/voj.ifjefmcfsh/ef');" xlink:type="simple">leonid.kostryki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raemer, Chiar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38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ijbsb/lsbfnfsAcjprvbou/voj.ifjefmcfsh/ef');" xlink:type="simple">chiara.kraem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räusslich, Prof. Dr. Hans-Georg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65001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mailto:" xlink:type="simple"> 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rauthoff, Alexandr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47 + 5123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mfyboesb/lsbvuipggAcjprvbou/voj.ifjefmcfsh/ef');" xlink:type="simple">alexandra.krauthoff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rug, Carol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bspmb/lsvhAcjprvbou/voj.ifjefmcfsh/ef');" xlink:type="simple">carola.krug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rumpf, Tobias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upcjbt/lsvnqgAcjprvbou/voj.ifjefmcfsh/ef');" xlink:type="simple">tobias.krumpf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ummer, Prof. Dr. Ursul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78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vstvmb/lvnnfsAcjprvbou/voj.ifjefmcfsh/ef');" xlink:type="simple">ursula.kumm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Kutkina, Anastasii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obtubtjjb/LvuljobAcjprvbou/voj.ifjefmcfsh/ef');" xlink:type="simple">Anastasiia.Kutkina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Lahr, Carme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bsnfo/mbisAcjprvbou/voj.ifjefmcfsh/ef');" xlink:type="simple">carmen.lah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Laier, Benjami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53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mailto:" xlink:type="simple"> 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Lam, Franzisk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gsboajtlb/mbnAcjprvbou/voj.ifjefmcfsh/ef');" xlink:type="simple">franziska.lam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Lander, Isabell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72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jtbcfmmf/mboefsAcjprvbou/voj.ifjefmcfsh/ef');" xlink:type="simple">isabelle.land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Lara Martinez, Yvonn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61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zwpoof/mbsbAcjprvbou/voj.ifjefmcfsh/ef');" xlink:type="simple">yvonne.lara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Leibfried, Andre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03</text:p>
          </table:table-cell>
          <table:table-cell table:style-name="ce3" office:value-type="string" calcext:value-type="string">
            <text:p>&lt;/td&gt;&lt;td&gt;</text:p>
          </table:table-cell>
          <table:table-cell table:style-name="ce3"/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Leible, Svenj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wfokb/mfjcmfAcjprvbou/voj.ifjefmcfsh/ef');" xlink:type="simple">svenja.leible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Lenkeit, Lena Maxin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53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Mfob.Nbyjof/MfolfjuAcjprvbou/voj.ifjefmcfsh/ef');" xlink:type="simple">Lena-Maxine.Lenkeit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Leon Sonseca, Esther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Ftuifs/MfpoTpotfdbAcjprvbou/voj.ifjefmcfsh/ef');" xlink:type="simple">Esther.LeonSonseca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Leoni, Benedetta</text:p>
          </table:table-cell>
          <table:table-cell table:style-name="ce1" office:value-type="string" calcext:value-type="string">
            <text:p>&lt;/td&gt;&lt;td&gt;</text:p>
          </table:table-cell>
          <table:table-cell table:style-name="ce3"/>
          <table:table-cell table:style-name="ce3" office:value-type="string" calcext:value-type="string">
            <text:p>&lt;/td&gt;&lt;td&gt;</text:p>
          </table:table-cell>
          <table:table-cell table:style-name="ce3"/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Levinson, Rebecc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sfcfddb/mfwjotpoAcjprvbou/voj.ifjefmcfsh/ef');" xlink:type="simple">rebecca.levinso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Li, Ra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97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sbo/mjAcjprvbou/voj.ifjefmcfsh/ef');" xlink:type="simple">ran.li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Liao, Wei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xfj/mjbpAcjprvbou/voj.ifjefmcfsh/ef');" xlink:type="simple">wei.liao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Liao, Qian-Wu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RjboXv/mjbpAcjprvbou/voj.ifjefmcfsh/ef');" xlink:type="simple">QianWu.liao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Liechocki, Sally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58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bmmz/mjfdipdljAcjprvbou/voj.ifjefmcfsh/ef');" xlink:type="simple">sally.liechocki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Link, Rabe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52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sbcfb/mjolAcjprvbou/voj.ifjefmcfsh/ef');" xlink:type="simple">rabea.link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Liu, Jixi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38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jyjo/mjoAcjprvbou/voj.ifjefmcfsh/ef');" xlink:type="simple">jixin.li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Lobentanzer, Sebastia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fcbtujbo/mpcfouboafsAcjprvbou/voj.ifjefmcfsh/ef');" xlink:type="simple">sebastian.lobentanz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Lohmann, Prof. Dr. Ja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mailto:" xlink:type="simple"> 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Lukas, Pascal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qbtdbm/mvlbtAcjprvbou/voj.ifjefmcfsh/ef');" xlink:type="simple">pascal.luka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Maiakovska, Olen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pmfob/nbjblpwtlbAcjprvbou/voj.ifjefmcfsh/ef');" xlink:type="simple">olena.maiakovska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Makroczyova, Jan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3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bob/nblspdazpwbAcjprvbou/voj.ifjefmcfsh/ef');" xlink:type="simple">jana.makroczyova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Mallm, Jan-Philipp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22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bo.qijmjqq/nbmmnAcjprvbou/voj.ifjefmcfsh/ef');" xlink:type="simple">jan-philipp.mallm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Malone, Brando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csboepo/nbmpofAcjprvbou/voj.ifjefmcfsh/ef');" xlink:type="simple">brandon.malone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Mansouri, Anis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ojt/NbotpvsjAcjprvbou/voj.ifjefmcfsh/ef');" xlink:type="simple">Anis.Mansouri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Marker, Carolin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03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bspmjof/nbslfsAcjprvbou/voj.ifjefmcfsh/ef');" xlink:type="simple">caroline.mark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Matula, Dr. Petr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95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qfus/nbuvmbAcjprvbou/voj.ifjefmcfsh/ef');" xlink:type="simple">petr.matula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Maurer, Lars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mbst/nbvsfsAcjprvbou/voj.ifjefmcfsh/ef');" xlink:type="simple">lars.maur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Mechtel, Nils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Ojmt/nfdiufmAcjprvbou/voj.ifjefmcfsh/ef');" xlink:type="simple">Nils.mechtel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Meng, Ning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65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ojoh/nfohAcjprvbou/voj.ifjefmcfsh/ef');" xlink:type="simple">ning.meng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Mertiny, Mar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32 und 5134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bsb/nfsujozAcjprvbou/voj.ifjefmcfsh/ef');" xlink:type="simple">mara.mertiny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Merz, Ann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oob/nfsaAcjprvbou/voj.ifjefmcfsh/ef');" xlink:type="simple">anna.merz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Michalczyk-Schneider, Anna</text:p>
          </table:table-cell>
          <table:table-cell table:style-name="ce1" office:value-type="string" calcext:value-type="string">
            <text:p>&lt;/td&gt;&lt;td&gt;</text:p>
          </table:table-cell>
          <table:table-cell table:style-name="ce3"/>
          <table:table-cell table:style-name="ce3" office:value-type="string" calcext:value-type="string">
            <text:p>&lt;/td&gt;&lt;td&gt;</text:p>
          </table:table-cell>
          <table:table-cell table:style-name="ce3"/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Mikulik, Katharin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lbuibsjob/njlvmjlAcjprvbou/voj.ifjefmcfsh/ef');" xlink:type="simple">katharina.mikulik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Miranda, Felipe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gfmjqf/njsboebAcjprvbou/voj.ifjefmcfsh/ef');" xlink:type="simple">felipe.miranda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Molnár-Gábor, Fruzsin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36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gsvatjob/npmobs.hbcpsAcjprvbou/voj.ifjefmcfsh/ef');" xlink:type="simple">fruzsina.molnar-gabo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Muckenhuber, Markus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74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bslvt/nvdlfoivcfsAcjprvbou/voj.ifjefmcfsh/ef');" xlink:type="simple">markus.muckenhub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Muecke, Norbert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441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opscfsu/nvfdlfAcjprvbou/voj.ifjefmcfsh/ef');" xlink:type="simple">norbert.muecke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Mueller, Rebecc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63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sfcfddb/nvfmmfsAcjprvbou/voj.ifjefmcfsh/ef');" xlink:type="simple">rebecca.muell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Naranjo Meneses, Pablo Leonardo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66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qbcmp/obsbokpAcjprvbou/voj.ifjefmcfsh/ef');" xlink:type="simple">pablo.naranjo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Narayanasamy, Dr. Kaarjel</text:p>
          </table:table-cell>
          <table:table-cell table:style-name="ce1" office:value-type="string" calcext:value-type="string">
            <text:p>&lt;/td&gt;&lt;td&gt;</text:p>
          </table:table-cell>
          <table:table-cell table:style-name="ce3"/>
          <table:table-cell table:style-name="ce3" office:value-type="string" calcext:value-type="string">
            <text:p>&lt;/td&gt;&lt;td&gt;</text:p>
          </table:table-cell>
          <table:table-cell table:style-name="ce3"/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Nestor, Marc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7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bsd/oftupsAcjprvbou/voj.ifjefmcfsh/ef');" xlink:type="simple">marc.nesto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Nethi, Jyothirmai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1-5132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Ofuij/KzpuijsnbjAcjprvbou/voj.ifjefmcfsh/ef');" xlink:type="simple">Nethi.Jyothirmai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Ng, Siuwang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/ohAelga.ifjefmcfsh/ef');" xlink:type="simple">s.ng(at)dkfz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Olschowsky, Felicitas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Gfmjdjubt/PmtdipxtlzAcjprvbou/voj.ifjefmcfsh/ef');" xlink:type="simple">Felicitas.Olschowsky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Ovchinnikova, Svetlan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84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mailto:" xlink:type="simple"> 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Pahle, Dr. Jürge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57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vfshfo/qbimfAcjprvbou/voj.ifjefmcfsh/ef');" xlink:type="simple">juergen.pahle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Patra, Pintu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52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qjouv/qbusbAcjprvbou/voj.ifjefmcfsh/ef');" xlink:type="simple">pintu.patra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Pavlovic, Bojan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c/qbwmpwjdAtuve/voj.ifjefmcfsh/ef');" xlink:type="simple">b.pavlovic(at)stud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Perales, Javier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27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bwjfs/qfsbmftAcjprvbou/voj.ifjefmcfsh/ef');" xlink:type="simple">javier.perale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Peterl, Sarah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bsbi/qfufsmAcjprvbou/voj.ifjefmcfsh/ef');" xlink:type="simple">sarah.peterl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Pham, Minh Tu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joiuv/qibnAcjprvbou/voj.ifjefmcfsh/ef');" xlink:type="simple">minhtu.pham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Philip, Julia</text:p>
          </table:table-cell>
          <table:table-cell table:style-name="ce1" office:value-type="string" calcext:value-type="string">
            <text:p>&lt;/td&gt;&lt;td&gt;</text:p>
          </table:table-cell>
          <table:table-cell table:style-name="ce3"/>
          <table:table-cell table:style-name="ce3" office:value-type="string" calcext:value-type="string">
            <text:p>&lt;/td&gt;&lt;td&gt;</text:p>
          </table:table-cell>
          <table:table-cell table:style-name="ce3"/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Poos, Alexandr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06221/423607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mfyboesb/qpptAcjprvbou/voj.ifjefmcfsh/ef');" xlink:type="simple">alexandra.poo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Port, Filip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gjmmjq/qpsuAcjprvbou/voj.ifjefmcfsh/ef');" xlink:type="simple">fillip.port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Prüfer, Ulrik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3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vmsjlf/qsvfgfsAcjprvbou/voj.ifjefmcfsh/ef');" xlink:type="simple">ulrike.pruef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Qiang, Yu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05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zv/rjbohAcjprvbou/voj.ifjefmcfsh/ef');" xlink:type="simple">yu.qiang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Quintero, Andres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46 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oesft/rvjoufspAcjprvbou/voj.ifjefmcfsh/ef');" xlink:type="simple">andres.quintero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Raach, Benjamin</text:p>
          </table:table-cell>
          <table:table-cell table:style-name="ce1" office:value-type="string" calcext:value-type="string">
            <text:p>&lt;/td&gt;&lt;td&gt;</text:p>
          </table:table-cell>
          <table:table-cell table:style-name="ce3"/>
          <table:table-cell table:style-name="ce3" office:value-type="string" calcext:value-type="string">
            <text:p>&lt;/td&gt;&lt;td&gt;</text:p>
          </table:table-cell>
          <table:table-cell table:style-name="ce3"/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Rademacher, Ann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74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oof/sbefnbdifsAcjprvbou/voj.ifjefmcfsh/ef');" xlink:type="simple">anne.rademach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Raimondi, Dr. Francesco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6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gsbodftdp/sbjnpoejAcjprvbou/voj.ifjefmcfsh/ef');" xlink:type="simple">francesco.raimondi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Ramirez, Carlos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bsmpt/sbnjsfaAcjprvbou/voj.ifjefmcfsh/ef');" xlink:type="simple">carlos.ramirez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Rammelt, Annik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oojlb/sbnnfmuAtuve/voj.ifjefmcfsh/ef');" xlink:type="simple">annika.rammelt(at)stud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Rapti, Kleopatr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4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lmfpqbusb/sbqujAcjprvbou/voj.ifjefmcfsh/ef');" xlink:type="simple">kleopatra.rapti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Redhai, Siamak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jbnbl/sfeibjAcjprvbou/voj.ifjefmcfsh/ef');" xlink:type="simple">siamak.redhai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Rehberger-Schneider, Sabin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03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bcjof/sficfshfs.tdiofjefsAcjprvbou/voj.ifjefmcfsh/ef');" xlink:type="simple">sabine.rehberger-schneid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Reith, Svenj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97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wfokb/sfjuiAcjprvbou/voj.ifjefmcfsh/ef');" xlink:type="simple">svenja.reith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Reuter, Lukas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21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mvlbt/sfvufsAcjprvbou/voj.ifjefmcfsh/ef');" xlink:type="simple">lukas.reut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Rifaioglu, Ahmet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infu/sjgbjphmvAcjprvbou/voj.ifjefmcfsh/ef');" xlink:type="simple">Ahmet.rifaioglu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Rippe, PD Dr. Karste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76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lbstufo/sjqqfAcjprvbou/voj.ifjefmcfsh/ef');" xlink:type="simple">karsten.rippe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Ritter, Christia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05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isjtujbo/sjuufsAcjprvbou/voj.ifjefmcfsh/ef');" xlink:type="simple">christian.ritt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Rodriguez, Dr. Agusti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42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hvtujo/spesjhvfaAcjprvbou/voj.ifjefmcfsh/ef');" xlink:type="simple">agustin.rodriguez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Rodriguez Mier, Pablo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qbcmp/spesjhvfa.njfsAcjprvbou/voj.ifjefmcfsh/ef');" xlink:type="simple">pablo.rodriguez-mi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Roelle, Alexander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mfyboefs/spfmmfAcjprvbou/voj.ifjefmcfsh/ef');" xlink:type="simple">alexander.roelle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Rohr, Karl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98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lbsm/spisAcjprvbou/voj.ifjefmcfsh/ef');" xlink:type="simple">karl.roh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Rojas, Rodrigo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35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spesjhp/spkbtAcjprvbou/voj.ifjefmcfsh/ef');" xlink:type="simple">rodrigo.roja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Ruebsam, Marc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32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bsd/svfctbnAcjprvbou/voj.ifjefmcfsh/ef');" xlink:type="simple">marc.ruebsam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Russell, Prof. Dr. Robert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62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spcfsu/svttfmmAcjprvbou/voj.ifjefmcfsh/ef');" xlink:type="simple">robert.russell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Ryklin, Daniel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ebojfm/szlmjoAcjprvbou/voj.ifjefmcfsh/ef');" xlink:type="simple">daniel.rykli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aez-Rodriguez, Dr. Julio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1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vmjp/tbfaAcjprvbou/voj.ifjefmcfsh/ef');" xlink:type="simple">julio.saez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ahin, Rüy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81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svfzb/tbijoAcjprvbou/voj.ifjefmcfsh/ef');" xlink:type="simple">rueya.sahi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ahle, Dr. Sve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72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wfo/tbimfAcjprvbou/voj.ifjefmcfsh/ef');" xlink:type="simple">sven.sahle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ant, Pooj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22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qppkb/tbouAcjprvbou/voj.ifjefmcfsh/ef');" xlink:type="simple">pooja.sant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atheesan, Sankeert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33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bolffsu/tbuifftboAcjprvbou/voj.ifjefmcfsh/ef');" xlink:type="simple">Sankeert.satheesa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chacht, Theres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64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uifsftb/tdibdiuAcjprvbou/voj.ifjefmcfsh/ef');" xlink:type="simple">theresa.schacht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chäfer, Philipp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qijmjqq/tdibfgfsAcjprvbou/voj.ifjefmcfsh/ef');" xlink:type="simple">philipp.schaef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chapiro, Denis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dibqjsp/efojtAcjprvbou/voj.ifjefmcfsh/ef');" xlink:type="simple">schapiro.deni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chawerna, Peter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2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qfufs/tdibxfsobAcjprvbou/voj.ifjefmcfsh/ef');" xlink:type="simple">peter.schawerna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chenk, Ameli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nfmj/tdifolAcjprvbou/voj.ifjefmcfsh/ef');" xlink:type="simple">ameli.schenk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chiefferdecker, Sandr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boesb/tdijfggfsefdlfsAcjprvbou/voj.ifjefmcfsh/ef');" xlink:type="simple">sandra.schiefferdeck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chilling, Marcel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/tdijmmjohAelga/ef');" xlink:type="simple">m.schilling(at)dkfz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chilling, Carl Philipp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81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bsm/tdijmmjohAcjprvbou/voj.ifjefmcfsh/ef');" xlink:type="simple">carl.schilling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chlund, Franzisk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gsboajtlb/tdimvoeAcjprvbou/voj.ifjefmcfsh/ef');" xlink:type="simple">franziska.schlund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chmenger, Torste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6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upstufo/tdinfohfsAcjprvbou/voj.ifjefmcfsh/ef');" xlink:type="simple">torsten.schmeng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chmidt, Tamar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66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ubnbsb/tdinjeuAcjprvbou/voj.ifjefmcfsh/ef');" xlink:type="simple">tamara.schmidt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chneider, Michael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02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jdibfmb/tdiofjefsAcjprvbou/voj.ifjefmcfsh/ef');" xlink:type="simple">michaela.schneid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chrempf, Michael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jdibfm/tdisfnqgAcjprvbou/voj.ifjefmcfsh/ef');" xlink:type="simple">michael.schrempf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chröder, Prof. Dr. Rasmus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5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sbtnvt/tdispfefsAcjprvbou/voj.ifjefmcfsh/ef');" xlink:type="simple">rasmus.schroed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chubert, Dr. Antoni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oupojb/tdivcfsuAcjprvbou/voj.ifjefmcfsh/ef');" xlink:type="simple">antonia.schubert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chulz, Erik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34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fsjlb/tdivmaAcjprvbou/voj.ifjefmcfsh/ef');" xlink:type="simple">erika.schulz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chumacher, Sabrin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72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bcsjob/tdivnbdifsAcjprvbou/voj.ifjefmcfsh/ef');" xlink:type="simple">sabrina.schumach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chumacher, Hann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iboob/tdivnbdifsAcjprvbou/voj.ifjefmcfsh/ef');" xlink:type="simple">hanna.schumach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chuster, Lind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75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mjoeb/tdivtufsAcjprvbou/voj.ifjefmcfsh/ef');" xlink:type="simple">linda.schust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chwarz, Prof. Dr. Ulrich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54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vmsjdi/tdixbsaAcjprvbou/voj.ifjefmcfsh/ef');" xlink:type="simple">ulrich.schwarz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chwindt, Svenj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66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wfokb/tdixjoeuAcjprvbou/voj.ifjefmcfsh/ef');" xlink:type="simple">svenja.schwindt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idri, Marzi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34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bsajb/tjesjAcjprvbou/voj.ifjefmcfsh/ef');" xlink:type="simple">Marzia.sidri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iladi, Danijel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15 und 51244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ebojkfmb/tjmbejAcjprvbou/voj.ifjefmcfsh/ef');" xlink:type="simple">danijela.siladi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imoes Costa, Ana Luis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mvjtb/dptubAcjprvbou/voj.ifjefmcfsh/ef');" xlink:type="simple">luisa.costa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ingh, Gurdeep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6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hvseffq/tjohiAcjprvbou/voj.ifjefmcfsh/ef');" xlink:type="simple">gurdeep.singh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malakyte, Dali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58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ebmjb/tnbmblzufAcjprvbou/voj.ifjefmcfsh/ef');" xlink:type="simple">dalia.smalakyte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ong, Jia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jbo/tpohAcjprvbou/voj.ifjefmcfsh/ef');" xlink:type="simple">jian.song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onntag-Buck, Ver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63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wfsb/tpooubh.cvdlAcjprvbou/voj.ifjefmcfsh/ef');" xlink:type="simple">vera.sonntag-buck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peer, Jannis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mailto:" xlink:type="simple"> 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pilger, Roma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97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mailto:" xlink:type="simple"> 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pringer, Fabia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gbcjbo/tqsjohfsAcjprvbou/voj.ifjefmcfsh/ef');" xlink:type="simple">fabian.spring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tadler, Moritz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psjua/tubemfsAcjprvbou/voj.ifjefmcfsh/ef');" xlink:type="simple">Moritz.stadl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tarkuviene, Dr. Vytaut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5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wzubvuf/tubslvwjfofAcjprvbou/voj.ifjefmcfsh/ef');" xlink:type="simple">vytaute.starkuviene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teenbuck, Natha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obuibo/tuffocvdlAcjprvbou/voj.ifjefmcfsh/ef');" xlink:type="simple">nathan.steenbuck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tegle, Oliver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423598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pmjwfs/tufhmfAcjprvbou/voj.ifjefmcfsh/ef');" xlink:type="simple">oliver.stegle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teinfeld, Benedikt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67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cfofejlu/tufjogfmeAcjprvbou/voj.ifjefmcfsh/ef');" xlink:type="simple">benedikt.steinfeld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teinfest, früher Hofer, Sofi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45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pgjf/ipgfsAcjprvbou/voj.ifjefmcfsh/ef');" xlink:type="simple">sofie.hof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tepanova, Ann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oob/tufqbopwbAcjprvbou/voj.ifjefmcfsh/ef');" xlink:type="simple">anna.stepanova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uarez-Carmona, Dr. Meggy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3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fhhz/tvbsfaAcjprvbou/voj.ifjefmcfsh/ef');" xlink:type="simple">meggy.suarez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yed, Afzal</text:p>
          </table:table-cell>
          <table:table-cell table:style-name="ce1" office:value-type="string" calcext:value-type="string">
            <text:p>&lt;/td&gt;&lt;td&gt;</text:p>
          </table:table-cell>
          <table:table-cell table:style-name="ce3"/>
          <table:table-cell table:style-name="ce3" office:value-type="string" calcext:value-type="string">
            <text:p>&lt;/td&gt;&lt;td&gt;</text:p>
          </table:table-cell>
          <table:table-cell table:style-name="ce3"/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zczygiel, Magdalen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bhebmfob/tadazhjfmAcjprvbou/voj.ifjefmcfsh/ef');" xlink:type="simple">magdalena.szczygiel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Szumska, Joann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38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pboob/tavntlbAcjprvbou/voj.ifjefmcfsh/ef');" xlink:type="simple">joanna.szumska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Tanevski, Dr. Jova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11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pwbo/ubofwtljAcjprvbou/voj.ifjefmcfsh/ef');" xlink:type="simple">jovan.tanevski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Tellioglu, Irem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jsfn/ufmmjphmvAcjprvbou/voj.ifjefmcfsh/ef');" xlink:type="simple">irem.tellioglu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Trojanowski, Jorg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74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pshf/uspkbopxtljAcjprvbou/voj.ifjefmcfsh/ef');" xlink:type="simple">jorge.trojanowski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Tuechler, Nadine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obejof/uvfdimfsAfncm/ef');" xlink:type="simple">nadine.tuechler(at)embl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Turei, Denes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efoft/uvsfjAcjprvbou/voj.ifjefmcfsh/ef');" xlink:type="simple">denes.turei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Uenal, Ayseca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46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ztfdbo/vfobmAcjprvbou/voj.ifjefmcfsh/ef');" xlink:type="simple">aysecan.uenal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Urbanek, Niklas</text:p>
          </table:table-cell>
          <table:table-cell table:style-name="ce1" office:value-type="string" calcext:value-type="string">
            <text:p>&lt;/td&gt;&lt;td&gt;</text:p>
          </table:table-cell>
          <table:table-cell table:style-name="ce3"/>
          <table:table-cell table:style-name="ce3" office:value-type="string" calcext:value-type="string">
            <text:p>&lt;/td&gt;&lt;td&gt;</text:p>
          </table:table-cell>
          <table:table-cell table:style-name="ce3"/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Vallbracht, Melin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3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fmjob/wbmmcsbdiuAcjprvbou/voj.ifjefmcfsh/ef');" xlink:type="simple">melina.vallbracht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Valous, Dr. Nektarios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36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oflubsjpt/wbmpvtAcjprvbou/voj.ifjefmcfsh/ef');" xlink:type="simple">nektarios.valou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van Dijk, Hannah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06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iboobi/wboejklAcjprvbou/voj.ifjefmcfsh/ef');" xlink:type="simple">hannah.vandijk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Vargas, Szilard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ajmbse/wbshbAcjprvbou/voj.ifjefmcfsh/ef');" xlink:type="simple">szilard.varga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Vazquez-Martel, Clar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mbsb/Wbarvfa.NbsufmAcjprvbou/voj.ifjefmcfsh/ef');" xlink:type="simple">Clara.Vazquez-Martel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Vladimirova, Anastasiy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Bobtubtjzb/WmbejnjspwbAcjprvbou/voj.ifjefmcfsh/ef');" xlink:type="simple">Anastasiya.Vladimirova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von Bohlen, Emilia 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fnjmjb/cpimfoAcjprvbou/voj.ifjefmcfsh/ef');" xlink:type="simple">emilia.bohle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Wachsmuth-Melm, Moritz</text:p>
          </table:table-cell>
          <table:table-cell table:style-name="ce1" office:value-type="string" calcext:value-type="string">
            <text:p>&lt;/td&gt;&lt;td&gt;</text:p>
          </table:table-cell>
          <table:table-cell table:style-name="ce3"/>
          <table:table-cell table:style-name="ce3" office:value-type="string" calcext:value-type="string">
            <text:p>&lt;/td&gt;&lt;td&gt;</text:p>
          </table:table-cell>
          <table:table-cell table:style-name="ce3"/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Wacker, Dr. Iren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19825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jsfof/xbdlfsAcjprvbou/voj.ifjefmcfsh/ef');" xlink:type="simple">irene.wack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Wagner, Royde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spzefo/xbhofsAcjprvbou/voj.ifjefmcfsh/ef');" xlink:type="simple">royden.wagn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Wajda, Piotr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1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qjpus/xbkebAcjprvbou/voj.ifjefmcfsh/ef');" xlink:type="simple">piotr.wajda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Wang, Jiao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jbp/xbohAcjprvbou/voj.ifjefmcfsh/ef');" xlink:type="simple">jiao.wang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Weidinger, Britta</text:p>
          </table:table-cell>
          <table:table-cell table:style-name="ce1" office:value-type="string" calcext:value-type="string">
            <text:p>&lt;/td&gt;&lt;td&gt;</text:p>
          </table:table-cell>
          <table:table-cell table:style-name="ce3"/>
          <table:table-cell table:style-name="ce3" office:value-type="string" calcext:value-type="string">
            <text:p>&lt;/td&gt;&lt;td&gt;</text:p>
          </table:table-cell>
          <table:table-cell table:style-name="ce3"/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Weinhardt, Vener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2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wfofsb/xfjoibseuAdpt/voj.ifjefmcfsh/ef');" xlink:type="simple">venera.weinhardt(at)cos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Weinmann, Robi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74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mailto:" xlink:type="simple"> 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Wessels, Lorna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mpsob/xfttfmtAcjprvbou/voj.ifjefmcfsh/ef');" xlink:type="simple">lorna.wessel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Wetzel, Sabrin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82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bcsjob/xfuafmAcjprvbou/voj.ifjefmcfsh/ef');" xlink:type="simple">sabrina.wetzel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Weyrich, Peter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43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qfufs/xfzsjdiAcjprvbou/voj.ifjefmcfsh/ef');" xlink:type="simple">peter.weyrich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Wiedtke, Elle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41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fmmfo/xjfeulfAcjprvbou/voj.ifjefmcfsh/ef');" xlink:type="simple">ellen.wiedtke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Winter, Sophie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33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tpqijf/xjoufsAcjprvbou/voj.ifjefmcfsh/ef');" xlink:type="simple">sophie.wint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Woerthmueller, Dennis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54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efoojt/xpfsuinvfmmfsAcjprvbou/voj.ifjefmcfsh/ef');" xlink:type="simple">dennis.woerthmuell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Wolf, Dr. Lucie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mvdjf/xpmgAcjprvbou/voj.ifjefmcfsh/ef');" xlink:type="simple">lucie.wolf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Wolfrum, Prof. Dr. Jürge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00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vfshfo/xpmgsvnAcjprvbou/voj.ifjefmcfsh/ef');" xlink:type="simple">juergen.wolfrum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Wrege, Deborah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efcpsbi/xsfhfAcjprvbou/voj.ifjefmcfsh/ef');" xlink:type="simple">deborah.wrege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Wünnemann, Floria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hs3:5Avoj.ifjefmcfsh/ef');" xlink:type="simple">gr294(at)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Yang, Li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Mjo/zbohAcjprvbou/voj.ifjefmcfsh/ef');" xlink:type="simple">Lin.yang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Zadora, Piotr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qjpus/abepsbAcjprvbou/voj.ifjefmcfsh/ef');" xlink:type="simple">piotr.zadora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Zauser, Marti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53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bsujo/abvtfsAcjprvbou/voj.ifjefmcfsh/ef');" xlink:type="simple">martin.zaus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Zayas Lopez, Margarita Laura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8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nbshbsjub/abzbtAcjprvbou/voj.ifjefmcfsh/ef');" xlink:type="simple">margarita.zayas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Zeng, Jia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kjbo/afohAcjprvbou/voj.ifjefmcfsh/ef');" xlink:type="simple">jian.zeng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Zeng, Ziwei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64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ajxfj/afohAcjprvbou/voj.ifjefmcfsh/ef');" xlink:type="simple">ziwei.zeng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Zhang, Wen Sha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34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xfotibo/aibohAcjprvbou/voj.ifjefmcfsh/ef');" xlink:type="simple">wenshan.zhang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Zhang, Cindy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joez/aibohAcjprvbou/voj.ifjefmcfsh/ef');" xlink:type="simple">cindy.zhang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Zhang, Youcheng</text:p>
          </table:table-cell>
          <table:table-cell table:style-name="ce1" office:value-type="string" calcext:value-type="string">
            <text:p>&lt;/td&gt;&lt;td&gt;</text:p>
          </table:table-cell>
          <table:table-cell table:style-name="ce3"/>
          <table:table-cell table:style-name="ce3" office:value-type="string" calcext:value-type="string">
            <text:p>&lt;/td&gt;&lt;td&gt;</text:p>
          </table:table-cell>
          <table:table-cell table:style-name="ce3"/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Zhang, Xi-Wen</text:p>
          </table:table-cell>
          <table:table-cell table:style-name="ce1" office:value-type="string" calcext:value-type="string">
            <text:p>&lt;/td&gt;&lt;td&gt;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mailto:" xlink:type="simple"> 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Zhang, Xin-We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06221-5632997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yjoxfo/aibohAcjprvbou/voj.ifjefmcfsh/ef');" xlink:type="simple">xinwen.zhang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Zhao, Xinai</text:p>
          </table:table-cell>
          <table:table-cell table:style-name="ce1" office:value-type="string" calcext:value-type="string">
            <text:p>&lt;/td&gt;&lt;td&gt;</text:p>
          </table:table-cell>
          <table:table-cell table:style-name="ce3"/>
          <table:table-cell table:style-name="ce3" office:value-type="string" calcext:value-type="string">
            <text:p>&lt;/td&gt;&lt;td&gt;</text:p>
          </table:table-cell>
          <table:table-cell table:style-name="ce3"/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Zhao, Xiaohan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51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yjbpibo/aibpAcjprvbou/voj.ifjefmcfsh/ef');" xlink:type="simple">xiaohan.zhao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Ziebert, Falko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54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gbmlp/ajfcfsuAcjprvbou/voj.ifjefmcfsh/ef');" xlink:type="simple">falko.ziebert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Zimmer, Dr. Christoph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69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disjtupqi/ajnnfsAcjprvbou/voj.ifjefmcfsh/ef');" xlink:type="simple">christoph.zimmer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1" office:value-type="string" calcext:value-type="string">
            <text:p>Zimmermann, Liv</text:p>
          </table:table-cell>
          <table:table-cell table:style-name="ce1" office:value-type="string" calcext:value-type="string">
            <text:p>&lt;/td&gt;&lt;td&gt;</text:p>
          </table:table-cell>
          <table:table-cell table:style-name="ce1" office:value-type="string" calcext:value-type="string">
            <text:p>+49 (0)6221 54-51231</text:p>
          </table:table-cell>
          <table:table-cell table:style-name="ce3" office:value-type="string" calcext:value-type="string">
            <text:p>&lt;/td&gt;&lt;td&gt;</text:p>
          </table:table-cell>
          <table:table-cell table:style-name="ce1" office:value-type="string" calcext:value-type="string">
            <text:p><text:a xlink:href="javascript:linkTo_UnCryptMailto('nbjmup+mjw/ajnnfsnbooAcjprvbou/voj.ifjefmcfsh/ef');" xlink:type="simple">liv.zimmermann(at)bioquant.uni-heidelberg.de</text:a>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 table:number-rows-repeated="104822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S PGothic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9T09:55:49.387000000</meta:creation-date>
    <dc:date>2022-03-29T10:04:42.677000000</dc:date>
    <meta:editing-duration>PT8M55S</meta:editing-duration>
    <meta:editing-cycles>1</meta:editing-cycles>
    <meta:document-statistic meta:table-count="1" meta:cell-count="2433" meta:object-count="0"/>
    <meta:generator>LibreOffice/7.1.8.1$Windows_X86_64 LibreOffice_project/e1f30c802c3269a1d052614453f260e49458c82c</meta:generator>
  </office:meta>
</office:document-meta>
</file>